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fo:font-weight="normal" officeooo:rsid="0005d72c" officeooo:paragraph-rsid="0005d72c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28pt" style:text-underline-style="solid" style:text-underline-width="auto" style:text-underline-color="font-color" fo:font-weight="bold" officeooo:rsid="0005d72c" officeooo:paragraph-rsid="0005d72c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style:text-underline-style="none" fo:font-weight="normal" officeooo:rsid="0008974b" officeooo:paragraph-rsid="000a8430" style:font-size-asian="18pt" style:font-weight-asian="normal" style:font-size-complex="18pt" style:font-weight-complex="normal"/>
    </style:style>
    <style:style style:name="T1" style:family="text">
      <style:text-properties officeooo:rsid="000a8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tcting cycles in a graph</text:p>
      <text:p text:style-name="P2"/>
      <text:p text:style-name="P3">funtion me parent bhi pass kr dete hai, aur agar vis of child 1 hai <text:span text:style-name="T1">aur waha se aya bhi nhi tha.........</text:span></text:p>
      <text:p text:style-name="P3">means loop exist(expext wo parent na ho). <text:s/>|= <text:s/>islye kiya hai if kisi ne bhi true return kiya to uska or ho jayega.</text:p>
      <text:p text:style-name="P2"/>
      <text:p text:style-name="P1">#include &lt;bits/stdc++.h&gt;</text:p>
      <text:p text:style-name="P1">using namespace std;</text:p>
      <text:p text:style-name="P1"/>
      <text:p text:style-name="P1">const int N = 1e5+10;</text:p>
      <text:p text:style-name="P1"/>
      <text:p text:style-name="P1">bool vis[N];</text:p>
      <text:p text:style-name="P1">vector&lt;int&gt;g[N];</text:p>
      <text:p text:style-name="P1"/>
      <text:p text:style-name="P1"/>
      <text:p text:style-name="P1">bool dfs(int vertex, int par){</text:p>
      <text:p text:style-name="P1"/>
      <text:p text:style-name="P1"><text:s text:c="4"/>vis[vertex]=true;</text:p>
      <text:p text:style-name="P1"><text:s text:c="4"/>bool isLoopExists = false;</text:p>
      <text:p text:style-name="P1"/>
      <text:p text:style-name="P1"><text:s text:c="4"/>for(auto child : g[vertex]){</text:p>
      <text:p text:style-name="P1"><text:s text:c="4"/><text:tab/>if(vis[child] &amp;&amp; child==par) continue; // <text:span text:style-name="T1">agar child vis hai... <text:tab/><text:tab/><text:tab/><text:tab/><text:tab/><text:tab/><text:tab/><text:tab/><text:tab/><text:tab/>//aur parent k <text:tab/><text:tab/><text:tab/><text:tab/><text:tab/><text:tab/><text:tab/><text:tab/><text:tab/><text:tab/>barbar nhi hai</text:span></text:p>
      <text:p text:style-name="P1"><text:s text:c="8"/>if(vis[child] ) return true;</text:p>
      <text:p text:style-name="P1"/>
      <text:p text:style-name="P1"><text:s text:c="8"/>isLoopExists |= dfs(child,vertex);</text:p>
      <text:p text:style-name="P1"><text:s text:c="7"/></text:p>
      <text:p text:style-name="P1"><text:s text:c="4"/>}</text:p>
      <text:p text:style-name="P1"><text:s text:c="4"/>return isLoopExists;</text:p>
      <text:p text:style-name="P1">}</text:p>
      <text:p text:style-name="P1"/>
      <text:p text:style-name="P1"><text:soft-page-break/>int main(){</text:p>
      <text:p text:style-name="P1"><text:s text:c="4"/>int n,e;</text:p>
      <text:p text:style-name="P1"><text:s text:c="4"/>cin&gt;&gt;n&gt;&gt;e;</text:p>
      <text:p text:style-name="P1"/>
      <text:p text:style-name="P1"><text:s text:c="4"/>for(int i=0 ;i&lt;e ; ++i){</text:p>
      <text:p text:style-name="P1"><text:s text:c="8"/>int x,y;</text:p>
      <text:p text:style-name="P1"><text:s text:c="8"/>cin&gt;&gt;x&gt;&gt;y;</text:p>
      <text:p text:style-name="P1"><text:s text:c="8"/>g[x].push_back(y);</text:p>
      <text:p text:style-name="P1"><text:s text:c="8"/>g[y].push_back(x);</text:p>
      <text:p text:style-name="P1"><text:s text:c="4"/>}</text:p>
      <text:p text:style-name="P1"/>
      <text:p text:style-name="P1"><text:s text:c="4"/>bool isLoopExists =false;</text:p>
      <text:p text:style-name="P1"><text:s text:c="4"/>for( int i=1 ;i&lt;=n ; ++i){</text:p>
      <text:p text:style-name="P1"><text:s text:c="8"/>if(vis[i]) <text:s/>continue;</text:p>
      <text:p text:style-name="P1"><text:s text:c="8"/>if(dfs(i,0)){ <text:s text:c="2"/>//by default 0 bhej dete hai</text:p>
      <text:p text:style-name="P1"><text:s text:c="8"/><text:tab/>isLoopExists=true;</text:p>
      <text:p text:style-name="P1"><text:s text:c="8"/><text:tab/>break;</text:p>
      <text:p text:style-name="P1"><text:s text:c="8"/>}</text:p>
      <text:p text:style-name="P1"/>
      <text:p text:style-name="P1"><text:s text:c="4"/>}</text:p>
      <text:p text:style-name="P1"><text:s text:c="4"/>cout&lt;&lt;isLoopExists&lt;&lt;endl;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07:15:31.626569011</meta:creation-date>
    <dc:date>2021-12-22T13:49:01.099257836</dc:date>
    <meta:editing-duration>PT9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143" meta:character-count="1066" meta:non-whitespace-character-count="781"/>
  </office:meta>
</office:document-meta>
</file>